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27cm" svg:y="0.554cm" presentation:class="title" presentation:user-transformed="true">
          <draw:text-box>
            <text:p text:style-name="P1">Crowd-Sourcing Trust<text:line-break/><text:span text:style-name="T1">Ian Pye, Bo Adler, Luca de Alfaro, Jorge Roman, A. Shelly Spearing</text:span></text:p>
          </draw:text-box>
        </draw:frame>
        <draw:frame draw:name="Object 2" draw:style-name="gr1" draw:layer="layout" svg:width="25.592cm" svg:height="13.081cm" svg:x="1.27cm" svg:y="7.45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24.765cm" svg:height="2.723cm" svg:x="1.905cm" svg:y="4.262cm">
          <draw:text-box>
            <text:p text:style-name="P2"><text:span text:style-name="T2">The WikiTrust project is researching algorithmic notions of trust to improve Internet‐scale collaboration. <text:s text:c="2"/>To date, our <text:s/>work <text:s/>at <text:s/>UC <text:s/>Santa <text:s/>Cruz <text:s/>has <text:s/>focused <text:s/>on <text:s/>the <text:s/>Wikipedia <text:s/>for <text:s/>its <text:s/>rich <text:s/>historical <text:s/>data. <text:s text:c="3"/>We <text:s/>have <text:s/>released tools <text:s/>that <text:s/>batch <text:s/>process Wikipedia dumps to color pages according to our notion of "text trust." <text:s/>There is also a real‐time tool available <text:s/>for small wikis that want to experiment with our algorithm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. Adler</meta:initial-creator>
    <meta:creation-date>2009-04-12T11:31:34</meta:creation-date>
    <dc:creator>B. Adler</dc:creator>
    <dc:date>2009-10-10T15:34:01</dc:date>
    <dc:language>en-US</dc:language>
    <meta:editing-cycles>9</meta:editing-cycles>
    <meta:editing-duration>PT7H46M58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465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ecent Accomplishmens:</text:p>
          </table:table-cell>
          <table:table-cell table:style-name="ce3" office:value-type="string">
            <text:p>Running Firefox demo of updating Italian Wikipedia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Faculty:</text:p>
          </table:table-cell>
          <table:table-cell table:style-name="ce3" office:value-type="string">
            <text:p>Luca de Alfaro, Associate Professor, UCSC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Students:</text:p>
          </table:table-cell>
          <table:table-cell table:style-name="ce3" office:value-type="string">
            <text:p>Bo Adler, Ian Pye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Degrees enabled:</text:p>
          </table:table-cell>
          <table:table-cell table:style-name="ce3" office:value-type="string">
            <text:p>Ian Pye (M.S.)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Universities:</text:p>
          </table:table-cell>
          <table:table-cell table:style-name="ce3" office:value-type="string">
            <text:p>UC Santa Cruz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LANL Staff:</text:p>
          </table:table-cell>
          <table:table-cell table:style-name="ce3" office:value-type="string">
            <text:p>Shelly Spearing, Jorge Roman (Scientific Software Engineering Group)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LANL Organizations:</text:p>
          </table:table-cell>
          <table:table-cell table:style-name="ce3" office:value-type="string">
            <text:p>ISSDM, HPC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Peer-reviewed papers:</text:p>
          </table:table-cell>
          <table:table-cell table:style-name="ce3" office:value-type="string">
            <text:p>Adler, de Alfaro. “A Content-Driven Reputation System for the Wikipedia.” <text:s/>In WWW07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Adler, Chatterjee, de Alfaro, Faella,Pye, Raman,. “Assigning Trust to Wikipedia Content.” <text:s/>In Wikisym 2008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Adler, de Alfaro, Pye, Raman. <text:s/>“Measuring Author Contributions to the Wikipedia.” <text:s/>In Wikisym 2008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Chatterjee, de Alfaro, Pye. <text:s/>“Robust Content-Driven Reputation.” <text:s/>In Proceedings of AISec 08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Presentations:</text:p>
          </table:table-cell>
          <table:table-cell table:style-name="ce3" office:value-type="string">
            <text:p>presentation, Wikimania 2007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oster, Wikisym 2007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oster, UCSC Graduate Symposium 2008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oster, Wikisym 2008. <text:s/>“Architecture of Reputation Analysis.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resentation, UCSC 2009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workshop, Wikimania 2009. <text:s/>“Reputation and Contributions.”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In Progress:</text:p>
          </table:table-cell>
          <table:table-cell table:style-name="ce3" office:value-type="string">
            <text:p>tutorial, WikiSym 2009. <text:s/>“Measuring Wikipedia.”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Proposals:</text:p>
          </table:table-cell>
          <table:table-cell table:style-name="ce3" office:value-type="string">
            <text:p>Wikipedia 0.7?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Common framework for processing?</text:p>
          </table:table-cell>
          <table:table-cell table:number-columns-repeated="2"/>
        </table:table-row>
        <table:table-row table:style-name="ro3" table:number-rows-repeated="65515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0">10/10/2009</text:date>, <text:time>15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